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3DE0000030FE20DCBB6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BCDEE+Calibri" svg:font-family="ABCDEE+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width="8.011in" svg:height="6.6937in" draw:z-index="0"><draw:image xlink:href="Pictures/10000000000003DE0000030FE20DCBB6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Devanagari1" svg:font-family="'Lohit Devanagari'"/>
    <style:font-face style:name="ABCDEE+Calibri" svg:font-family="ABCDEE+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Bitstream Vera Sans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Bitstream Vera Sans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w Zurn</meta:initial-creator>
    <meta:creation-date>2013-09-04T22:26:20</meta:creation-date>
    <meta:document-statistic meta:table-count="0" meta:image-count="1" meta:object-count="0" meta:page-count="1" meta:paragraph-count="0" meta:word-count="0" meta:character-count="0" meta:non-whitespace-character-count="0"/>
    <dc:date>2013-09-04T22:28:10</dc:date>
    <dc:creator>Andrew Zurn</dc:creator>
    <meta:editing-duration>PT1M50S</meta:editing-duration>
    <meta:editing-cycles>1</meta:editing-cycles>
    <meta:generator>LibreOffice/3.4$Unix LibreOffice_project/340m1$Build-502</meta:generator>
  </office:meta>
</office:document-meta>
</file>